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5" style:family="table-cell" style:parent-style-name="Default" style:data-style-name="N37">
      <style:text-properties style:text-underline-style="none"/>
    </style:style>
    <style:style style:name="ce6" style:family="table-cell" style:parent-style-name="Default" style:data-style-name="N37"/>
    <style:style style:name="ce7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5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5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3">
            <text:p>03/07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7-04">
            <text:p>04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5">
            <text:p>05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0">
            <text:p>10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1">
            <text:p>11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24])" office:value-type="float" office:value="379">
            <text:p>379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16">
            <text:p>16/05/12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7" table:formula="of:=SUM([.C2:.C36])" office:value-type="float" office:value="32">
            <text:p>32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08">
            <text:p>08/07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7-09">
            <text:p>09/07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3">
            <text:p>13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4">
            <text:p>14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5">
            <text:p>15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7">
            <text:p>17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8">
            <text:p>18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9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63">
            <text:p>6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26]" office:value-type="float" office:value="379">
            <text:p>379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2">
            <text:p>3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63">
            <text:p>6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622">
            <text:p>6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19/07/2012</text:date>, <text:time>04:20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7-19T04:20:10</dc:date>
    <meta:editing-duration>PT01H45M04S</meta:editing-duration>
    <meta:editing-cycles>134</meta:editing-cycles>
    <meta:generator>OpenOffice.org/3.2$Unix OpenOffice.org_project/320m12$Build-9483</meta:generator>
    <dc:creator>david </dc:creator>
    <meta:document-statistic meta:table-count="5" meta:cell-count="423" meta:object-count="0"/>
  </office:meta>
</office:document-meta>
</file>